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du.</text:p>
      <text:p text:style-name="Standard"/>
      <text:p text:style-name="Standard">C'était à se demander s'il ne le faisait pas exprès. C'était tellement récurrent chez lui que cela en devenait risible. Ses troubles de l'attention n'allaient pas en s'arrangeant, bien au contraire. Comme un running gag, Edward se retrouvait une fois encore à chercher son chemin au milieu d'une foule de gens indifférents à ses soucis. Aujourd'hui, la situation était encore plus pathétique, et pour cause ; le garçon aux cheveux platines avait réussi à perdre la trace de tout un groupe. Un [b]groupe[/b]. Plus d'une quinzaine de personnes, qu'il avait perdu de vue on ne sait trop comment. Comme si c'était possible.</text:p>
      <text:p text:style-name="Standard"/>
      <text:p text:style-name="Standard">Le groupe en question était celui avec lequel il avait entamé sa visite du Musée d'Art Nouveau un peu plus tôt dans l'après-midi. En ce jour, le bâtiment avait ouvert ses portes de manière gratuite aux visiteurs et Edward en avait profité pour s'inscrire à une visite guidée. Idée que l'on devine excellent lorsque l'on connaît la capacité de concentration du garçon. Mais celui-ci était probablement le seul à ne pas comprendre les implications de sa maladie -ou alors il cherchait à lutter et s'améliorer. Toujours était-il qu'il s'était donné la périlleuse mission de suivre un guide pendant toute la durée de la visite, dans un environnement aussi propice à la distraction que pouvait l'être un musée.</text:p>
      <text:p text:style-name="Standard"/>
      <text:p text:style-name="Standard">L'adolescent n'était pas un fanatique inconditionnel d'art de manière générale, mais il était tout de même capable de l'apprécier. Il avait cependant la particularité d'être extrêmement cartésien dans sa critique. C'était une chose compréhensible venant de quelqu'un atteint d'un trouble obsessionnel lié à l'harmonie. A ses yeux, une œuvre pouvait être équilibrée, harmonieuse, ou pas. L'Art Nouveau avait cela pour lui qu'il était souvent relativement simple, limitant ainsi les risques de disharmonie qui l'aurait disgracié aux yeux du blondin.</text:p>
      <text:p text:style-name="Standard"/>
      <text:p text:style-name="Standard">Loin de ces considérations artistiques de bas étage, Edward était à ce moment précis en train d'essayer de retrouver le groupe auquel il avait involontairement faussé compagnie quelques minutes plus tôt, trop occupé qu'il était à faire sauter son regard de jade de tableau en tableau, n'écoutant pas le moindre mot de ce que leur disait leur guide. Ses yeux voguaient d'issue en issue, cherchant un l'attroupement de gens auquel il appartenait. Au bout d'un certain temps, le garçon fut bien obligé de se rendre à l'évidence : ils avaient quitté cette salle d'exposition pour continuer la visite. Il n'avait donc pas pas d'autre choix que de partir à la recherche d'une aide providentielle qui lui permettrait de retrouver son chemin. Après un rapide coup d’œil aux alentours, le blondin jeta son dévolu sur une jeune demoiselle esseulée, en train de contempler un tableau entièrement bleu. Il s'approcha doucement et l'interpella, d'une voix qui faisait parfaitement écho à son air gêné.</text:p>
      <text:p text:style-name="Standard"/>
      <text:p text:style-name="Standard">-Euh... Excusez-moi... Vous n'auriez pas vu un groupe d'une quinzaine de personnes passer par hasard ? Ils suivent un guide et portent tous des casques comme celui-là.</text:p>
      <text:p text:style-name="Standard"/>
      <text:p text:style-name="Standard">Tout en parlant, Edward désigna le casque audio qu'il portait autour du cou, utilisé pour transmettre les paroles des guides lors des visites. Se rendait-il seulement compte de l'aspect ridicule de sa requête ? Qui, au monde, était capable de perdre un groupe aussi gra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6T12:43:02.48</meta:creation-date>
    <dc:date>2017-03-16T18:18:38.39</dc:date>
    <meta:editing-duration>PT47M18S</meta:editing-duration>
    <meta:editing-cycles>95</meta:editing-cycles>
    <meta:generator>OpenOffice/4.1.1$Win32 OpenOffice.org_project/411m6$Build-9775</meta:generator>
    <dc:creator>Théo </dc:creator>
    <meta:document-statistic meta:table-count="0" meta:image-count="0" meta:object-count="0" meta:page-count="1" meta:paragraph-count="7" meta:word-count="533" meta:character-count="3305"/>
  </office:meta>
</office:document-meta>
</file>